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5000001A1DB0DE697F5251B11.png" manifest:media-type="image/png"/>
  <manifest:file-entry manifest:full-path="Pictures/10000000000001AB00000295DD0D1766E21F137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0.043cm" fo:min-width="0cm"/>
    </style:style>
    <style:style style:name="gr4" style:family="graphic" style:parent-style-name="standard">
      <style:graphic-properties svg:stroke-width="0.106cm" svg:stroke-color="#ff6600" draw:marker-start-width="0.359cm" draw:marker-end-width="0.359cm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ff0000" draw:marker-start-width="0.359cm" draw:marker-end-width="0.359cm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996600" draw:marker-start-width="0.359cm" draw:marker-end-width="0.359cm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d320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7.378cm" svg:height="8.827cm" svg:x="1.3cm" svg:y="5.973cm">
          <draw:image xlink:href="Pictures/1000000000000335000001A1DB0DE697F5251B11.png" xlink:type="simple" xlink:show="embed" xlink:actuate="onLoad">
            <text:p/>
          </draw:image>
        </draw:frame>
        <draw:frame draw:style-name="gr1" draw:text-style-name="P1" draw:layer="layout" svg:width="3.85cm" svg:height="5.96cm" draw:transform="rotate (1.5707963267949) translate (21.3cm 6.95cm)">
          <draw:image xlink:href="Pictures/10000000000001AB00000295DD0D1766E21F1374.png" xlink:type="simple" xlink:show="embed" xlink:actuate="onLoad">
            <text:p/>
          </draw:image>
        </draw:frame>
        <draw:frame draw:style-name="gr1" draw:text-style-name="P1" draw:layer="layout" svg:width="5.103cm" svg:height="7.9cm" draw:transform="rotate (1.5707963267949) translate (20.8cm 7.1cm)">
          <draw:image xlink:href="Pictures/10000000000001AB00000295DD0D1766E21F1374.png" xlink:type="simple" xlink:show="embed" xlink:actuate="onLoad">
            <text:p/>
          </draw:image>
        </draw:frame>
        <draw:custom-shape draw:style-name="gr2" draw:text-style-name="P2" xml:id="id2" draw:id="id2" draw:layer="layout" svg:width="0.2cm" svg:height="0.2cm" svg:x="14.4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" draw:id="id1">
          <draw:custom-shape draw:style-name="gr3" draw:text-style-name="P3" draw:layer="layout" svg:width="0.327cm" svg:height="0.323cm" svg:x="21.8cm" svg:y="3.97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196cm" svg:height="0.192cm" svg:x="21.866cm" svg:y="4.0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" draw:id="id3">
          <draw:custom-shape draw:style-name="gr3" draw:text-style-name="P3" draw:layer="layout" svg:width="0.327cm" svg:height="0.323cm" svg:x="21.8cm" svg:y="4.27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196cm" svg:height="0.192cm" svg:x="21.866cm" svg:y="4.3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" draw:id="id5">
          <draw:custom-shape draw:style-name="gr3" draw:text-style-name="P3" draw:layer="layout" svg:width="0.327cm" svg:height="0.323cm" svg:x="21.8cm" svg:y="4.57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196cm" svg:height="0.192cm" svg:x="21.866cm" svg:y="4.6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4" draw:layer="layout" svg:x1="21.8cm" svg:y1="4.138cm" svg:x2="14.5cm" svg:y2="7.2cm" draw:start-shape="id1" draw:start-glue-point="3" draw:end-shape="id2" draw:end-glue-point="4" svg:d="M21800 4138h-7300v3062" svg:viewBox="0 0 7301 3063">
          <text:p/>
        </draw:connector>
        <draw:custom-shape draw:style-name="gr2" draw:text-style-name="P2" xml:id="id4" draw:id="id4" draw:layer="layout" svg:width="0.2cm" svg:height="0.2cm" svg:x="16.334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0.2cm" svg:height="0.2cm" svg:x="16.335cm" svg:y="10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line-skew="-1.567cm" svg:x1="21.8cm" svg:y1="4.438cm" svg:x2="16.505cm" svg:y2="8.971cm" draw:start-shape="id3" draw:start-glue-point="3" draw:end-shape="id4" draw:end-glue-point="9" svg:d="M21800 4438h-4200v4533h-1095" svg:viewBox="0 0 5296 4534">
          <text:p/>
        </draw:connector>
        <draw:connector draw:style-name="gr6" draw:text-style-name="P4" draw:layer="layout" draw:line-skew="-1.268cm" svg:x1="21.8cm" svg:y1="4.738cm" svg:x2="16.535cm" svg:y2="10.701cm" draw:start-shape="id5" draw:start-glue-point="3" draw:end-shape="id6" draw:end-glue-point="10" svg:d="M21800 4738h-3900v5963h-1365" svg:viewBox="0 0 5266 59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19:06:07.199000000</meta:creation-date>
    <dc:date>2016-10-15T13:47:17.850000000</dc:date>
    <meta:editing-duration>PT3H24M43S</meta:editing-duration>
    <meta:editing-cycles>7</meta:editing-cycles>
    <meta:generator>LibreOffice/5.1.2.2$Windows_x86 LibreOffice_project/d3bf12ecb743fc0d20e0be0c58ca359301eb705f</meta:generator>
    <meta:document-statistic meta:object-count="18"/>
  </office:meta>
</office:document-meta>
</file>